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A0000038F77438C327718E26B.png" manifest:media-type="image/png"/>
  <manifest:file-entry manifest:full-path="Pictures/100002010000097D000004D01D3915040E4D0D4F.png" manifest:media-type="image/png"/>
  <manifest:file-entry manifest:full-path="Pictures/100002010000097D00000445603DCD5A07E4B0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9b7ed" officeooo:paragraph-rsid="0019b7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<draw:frame draw:style-name="fr1" draw:name="Image1" text:anchor-type="char" svg:x="-0.048in" svg:y="0.3236in" svg:width="6.6929in" svg:height="3.011in" draw:z-index="0"><draw:image xlink:href="Pictures/100002010000097D00000445603DCD5A07E4B094.png" xlink:type="simple" xlink:show="embed" xlink:actuate="onLoad" loext:mime-type="image/png"/></draw:frame><draw:frame draw:style-name="fr1" draw:name="Image2" text:anchor-type="char" svg:x="-0.0555in" svg:y="3.3701in" svg:width="6.6929in" svg:height="3.3945in" draw:z-index="1"><draw:image xlink:href="Pictures/100002010000097D000004D01D3915040E4D0D4F.png" xlink:type="simple" xlink:show="embed" xlink:actuate="onLoad" loext:mime-type="image/png"/></draw:frame><draw:frame draw:style-name="fr1" draw:name="Image3" text:anchor-type="char" svg:x="-0.0598in" svg:y="6.9189in" svg:width="6.6929in" svg:height="3.2957in" draw:z-index="2"><draw:image xlink:href="Pictures/100002010000073A0000038F77438C327718E2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4T17:04:38.641571287</meta:creation-date>
    <dc:date>2024-04-04T17:05:38.995832317</dc:date>
    <meta:editing-duration>PT1M</meta:editing-duration>
    <meta:editing-cycles>1</meta:editing-cycles>
    <meta:document-statistic meta:table-count="0" meta:image-count="3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